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OfEquations.addEqualsEquation( PartitionEquation eq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OfEquations.addEqualsEquation( FixedEquation eq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OfEquations.toString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stemOfEquations.substractMultipleOfRowJToRowK( int j , int 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stemOfEquations.divideRow( int j , double denomin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stemOfEquations.findNonZero( int 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stemOfEquations.gau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ystemOfEquations.prep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stemOfEquations.addVariables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stemOfEquations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OfEquations.res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stemOfEquations.step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stemOfEquations.getNumberOf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OfEquations.SystemOfEquations( int numberOf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OfEquations.swapRow( int j ,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stemOfEquations.addEqualsEquation( ProportionEquation equ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OfEquation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